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7C6000039740000654965486ADEF1142938.svg" manifest:media-type="image/svg+xml"/>
  <manifest:file-entry manifest:full-path="Pictures/100002010000023B000002D1847E9A5544054F52.png" manifest:media-type="image/png"/>
  <manifest:file-entry manifest:full-path="Pictures/100022AF00003B0400004A843B7978870BD4018E.svg" manifest:media-type="image/svg+xml"/>
  <manifest:file-entry manifest:full-path="Pictures/1000000000000190000002240FAD16F9BB816842.jpg" manifest:media-type="image/jpeg"/>
  <manifest:file-entry manifest:full-path="Pictures/100002010000047D00000264B8AE6C91863AF318.png" manifest:media-type="image/png"/>
  <manifest:file-entry manifest:full-path="Pictures/10000201000001B9000001218D8E893FEEE4CAA1.png" manifest:media-type="image/png"/>
  <manifest:file-entry manifest:full-path="Pictures/100000000000032000000211B059F4C1D87BF4FD.jpg" manifest:media-type="image/jpeg"/>
  <manifest:file-entry manifest:full-path="Pictures/1000020100000215000003ABD79A2ADE44121E7A.png" manifest:media-type="image/png"/>
  <manifest:file-entry manifest:full-path="Pictures/1000020100000046000000462CE9F24D61A749ED.png" manifest:media-type="image/png"/>
  <manifest:file-entry manifest:full-path="Pictures/10000201000002FB000001F0D0C15057FC661792.png" manifest:media-type="image/png"/>
  <manifest:file-entry manifest:full-path="Pictures/100002010000047B0000025F15A67D51CC0000C5.png" manifest:media-type="image/png"/>
  <manifest:file-entry manifest:full-path="Pictures/100002010000003C0000003C72ACD7CD09673EC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100%" draw:opacity-name="Transparency_20_1" draw:textarea-horizontal-align="justify" draw:textarea-vertical-align="middle" draw:auto-grow-height="false" fo:min-height="1.902cm" fo:min-width="2.372cm" fo:wrap-option="no-wrap"/>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641cm" fo:min-width="4.822cm"/>
    </style:style>
    <style:style style:name="gr5" style:family="graphic" style:parent-style-name="standard">
      <style:graphic-properties draw:stroke="none" svg:stroke-color="#000000" draw:fill="none" draw:fill-color="#ffffff" draw:textarea-horizontal-align="left" draw:auto-grow-height="true" draw:auto-grow-width="false" fo:min-height="0.641cm" fo:min-width="3.81cm"/>
    </style:style>
    <style:style style:name="gr6" style:family="graphic" style:parent-style-name="standard">
      <style:graphic-properties draw:stroke="none" svg:stroke-color="#000000" draw:fill="none" draw:fill-color="#ffffff" draw:textarea-horizontal-align="left" draw:auto-grow-height="true" draw:auto-grow-width="false" fo:min-height="1.254cm" fo:min-width="3.08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641cm" fo:min-width="2.489cm"/>
    </style:style>
    <style:style style:name="gr9" style:family="graphic" style:parent-style-name="objectwithoutfill">
      <style:graphic-properties draw:stroke="dash" draw:stroke-dash="Dashed_20__28_var_29_"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813cm" fo:min-width="4.514cm"/>
    </style:style>
    <style:style style:name="P1" style:family="paragraph">
      <style:paragraph-properties fo:text-align="center"/>
      <style:text-properties fo:font-size="19.8999996185303pt"/>
    </style:style>
    <style:style style:name="P2" style:family="paragraph">
      <loext:graphic-properties draw:opacity="100%" draw:opacity-name="Transparency_20_1"/>
      <style:paragraph-properties fo:text-align="center"/>
      <style:text-properties fo:font-size="19.8999996185303pt"/>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P6" style:family="paragraph">
      <style:paragraph-properties fo:text-align="center"/>
      <style:text-properties fo:font-size="15.5pt" style:font-size-asian="14pt" style:font-size-complex="14pt"/>
    </style:style>
    <style:style style:name="P7" style:family="paragraph">
      <loext:graphic-properties draw:fill="none" draw:fill-color="#ffffff"/>
      <style:paragraph-properties fo:text-align="center"/>
      <style:text-properties fo:font-size="15.5pt" style:font-size-asian="14pt" style:font-size-complex="14pt"/>
    </style:style>
    <style:style style:name="P8" style:family="paragraph">
      <loext:graphic-properties draw:fill="none"/>
      <style:paragraph-properties fo:text-align="center"/>
    </style:style>
    <style:style style:name="P9" style:family="paragraph">
      <style:text-properties fo:font-size="15.5pt"/>
    </style:style>
    <style:style style:name="P10" style:family="paragraph">
      <loext:graphic-properties draw:fill="none" draw:fill-color="#ffffff"/>
      <style:text-properties fo:font-size="15.5pt" style:font-size-asian="14pt" style:font-size-complex="14pt"/>
    </style:style>
    <style:style style:name="P11" style:family="paragraph">
      <style:text-properties fo:font-size="19.8999996185303pt"/>
    </style:style>
    <style:style style:name="P12" style:family="paragraph">
      <loext:graphic-properties draw:fill="none" draw:fill-color="#ffffff"/>
      <style:text-properties fo:font-size="19.8999996185303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layer="layout" svg:width="4.396cm" svg:height="3.316cm" svg:x="1.501cm" svg:y="2.652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4.695cm" svg:height="3.2cm" svg:x="23.396cm" svg:y="9.51cm">
            <draw:image xlink:href="Pictures/100000000000032000000211B059F4C1D87BF4FD.jpg" xlink:type="simple" xlink:show="embed" xlink:actuate="onLoad">
              <text:p/>
            </draw:image>
          </draw:frame>
          <draw:g>
            <draw:frame draw:style-name="gr2" draw:text-style-name="P3" draw:layer="layout" svg:width="14.891cm" svg:height="10.058cm" svg:x="5.373cm" svg:y="6.631cm">
              <draw:image xlink:href="Pictures/10000201000001B9000001218D8E893FEEE4CAA1.png" xlink:type="simple" xlink:show="embed" xlink:actuate="onLoad">
                <text:p/>
              </draw:image>
            </draw:frame>
            <draw:frame draw:style-name="gr3" draw:text-style-name="P3" draw:layer="layout" svg:width="1.501cm" svg:height="1.547cm" svg:x="8.713cm" svg:y="8.068cm">
              <draw:image xlink:href="Pictures/1000020100000046000000462CE9F24D61A749ED.png" xlink:type="simple" xlink:show="embed" xlink:actuate="onLoad">
                <text:p text:style-name="P3"/>
              </draw:image>
            </draw:frame>
            <draw:frame draw:style-name="gr4" draw:text-style-name="P5" draw:layer="layout" svg:width="5.322cm" svg:height="0.891cm" svg:x="10.214cm" svg:y="8.289cm">
              <draw:text-box>
                <text:p text:style-name="P4"><text:span text:style-name="T1">Mobile </text:span><text:span text:style-name="T1">Atlas </text:span><text:span text:style-name="T1">Creator</text:span></text:p>
              </draw:text-box>
            </draw:frame>
            <draw:frame draw:style-name="gr2" draw:text-style-name="P3" draw:layer="layout" svg:width="2.639cm" svg:height="1.769cm" svg:x="8.54cm" svg:y="10.278cm">
              <draw:image xlink:href="Pictures/10000201000002FB000001F0D0C15057FC661792.png" xlink:type="simple" xlink:show="embed" xlink:actuate="onLoad">
                <text:p/>
              </draw:image>
            </draw:frame>
            <draw:frame draw:style-name="gr5" draw:text-style-name="P5" draw:layer="layout" svg:width="4.31cm" svg:height="0.891cm" svg:x="8.713cm" svg:y="12.047cm">
              <draw:text-box>
                <text:p><text:span text:style-name="T1">Avnav </text:span><text:span text:style-name="T1">Windows</text:span></text:p>
              </draw:text-box>
            </draw:frame>
            <draw:frame draw:style-name="gr2" draw:text-style-name="P3" draw:layer="layout" svg:width="3.074cm" svg:height="1.677cm" svg:x="13.86cm" svg:y="9.928cm">
              <draw:image xlink:href="Pictures/100002010000047B0000025F15A67D51CC0000C5.png" xlink:type="simple" xlink:show="embed" xlink:actuate="onLoad">
                <text:p/>
              </draw:image>
            </draw:frame>
          </draw:g>
          <draw:frame draw:style-name="gr2" draw:text-style-name="P3" draw:layer="layout" svg:width="1.701cm" svg:height="1.753cm" svg:x="1.301cm" svg:y="13.499cm">
            <draw:image xlink:href="Pictures/100002010000003C0000003C72ACD7CD09673ECB.png" xlink:type="simple" xlink:show="embed" xlink:actuate="onLoad">
              <text:p/>
            </draw:image>
          </draw:frame>
          <draw:frame draw:style-name="gr2" draw:text-style-name="P3" draw:layer="layout" svg:width="1.701cm" svg:height="1.753cm" svg:x="1.73cm" svg:y="13.168cm">
            <draw:image xlink:href="Pictures/100002010000003C0000003C72ACD7CD09673ECB.png" xlink:type="simple" xlink:show="embed" xlink:actuate="onLoad">
              <text:p/>
            </draw:image>
          </draw:frame>
          <draw:frame draw:style-name="gr6" draw:text-style-name="P7" draw:layer="layout" svg:width="3.584cm" svg:height="1.504cm" svg:x="0.918cm" svg:y="15.584cm">
            <draw:text-box>
              <text:p text:style-name="P6"><text:span text:style-name="T1">Rast</text:span><text:span text:style-name="T1">erka</text:span><text:span text:style-name="T1">rten</text:span></text:p>
              <text:p text:style-name="P6"><text:span text:style-name="T1">z.B. </text:span><text:span text:style-name="T1">BSB</text:span></text:p>
            </draw:text-box>
          </draw:frame>
          <draw:line draw:style-name="gr7" draw:text-style-name="P8" draw:layer="layout" svg:x1="4.824cm" svg:y1="5.415cm" svg:x2="9.113cm" svg:y2="8.51cm">
            <text:p/>
          </draw:line>
          <draw:line draw:style-name="gr7" draw:text-style-name="P8" draw:layer="layout" svg:x1="2.894cm" svg:y1="14.147cm" svg:x2="9.113cm" svg:y2="11.605cm">
            <text:p/>
          </draw:line>
          <draw:line draw:style-name="gr7" draw:text-style-name="P8" draw:layer="layout" svg:x1="16.297cm" svg:y1="10.831cm" svg:x2="23.481cm" svg:y2="10.831cm">
            <text:p/>
          </draw:line>
          <draw:frame draw:style-name="gr8" draw:text-style-name="P10" draw:layer="layout" svg:width="2.989cm" svg:height="0.891cm" svg:x="24.231cm" svg:y="8.178cm">
            <draw:text-box>
              <text:p text:style-name="P9"><text:span text:style-name="T1">Raspberry</text:span></text:p>
            </draw:text-box>
          </draw:frame>
          <draw:frame draw:style-name="gr2" draw:text-style-name="P3" draw:layer="layout" svg:width="2.139cm" svg:height="3.022cm" svg:x="22.516cm" svg:y="13.594cm">
            <draw:image xlink:href="Pictures/1000000000000190000002240FAD16F9BB816842.jpg" xlink:type="simple" xlink:show="embed" xlink:actuate="onLoad">
              <text:p/>
            </draw:image>
          </draw:frame>
          <draw:line draw:style-name="gr9" draw:text-style-name="P8" draw:layer="layout" svg:x1="16.619cm" svg:y1="12.378cm" svg:x2="22.623cm" svg:y2="15.252cm">
            <text:p/>
          </draw:line>
          <draw:line draw:style-name="gr9" draw:text-style-name="P8" draw:layer="layout" svg:x1="24.446cm" svg:y1="15.031cm" svg:x2="26.162cm" svg:y2="12.378cm">
            <text:p/>
          </draw:line>
          <draw:frame draw:style-name="gr2" draw:text-style-name="P3" draw:layer="layout" svg:width="1.515cm" svg:height="1.972cm" svg:x="22.823cm" svg:y="7.405cm">
            <draw:image xlink:href="Pictures/100022AF00003B0400004A843B7978870BD4018E.svg" xlink:type="simple" xlink:show="embed" xlink:actuate="onLoad">
              <text:p/>
            </draw:image>
            <draw:image xlink:href="Pictures/100002010000023B000002D1847E9A5544054F52.png" xlink:type="simple" xlink:show="embed" xlink:actuate="onLoad"/>
          </draw:frame>
          <draw:frame draw:style-name="gr2" draw:text-style-name="P3" draw:layer="layout" svg:width="2.45cm" svg:height="4.191cm" draw:transform="rotate (1.5707963267949) translate (19.017cm 4.92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2" draw:text-style-name="P3" draw:layer="layout" svg:width="3.837cm" svg:height="2.107cm" svg:x="19.214cm" svg:y="2.652cm">
            <draw:image xlink:href="Pictures/100002010000047D00000264B8AE6C91863AF318.png" xlink:type="simple" xlink:show="embed" xlink:actuate="onLoad">
              <text:p/>
            </draw:image>
          </draw:frame>
          <draw:line draw:style-name="gr7" draw:text-style-name="P8" draw:layer="layout" svg:x1="16.726cm" svg:y1="8.178cm" svg:x2="19.621cm" svg:y2="4.752cm">
            <text:p/>
          </draw:line>
          <draw:frame draw:style-name="gr10" draw:text-style-name="P12" draw:layer="layout" svg:width="5.014cm" svg:height="1.817cm" svg:x="23.588cm" svg:y="3.536cm">
            <draw:text-box>
              <text:p text:style-name="P11">AvNav Android</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opacity draw:name="Transparency_20_1" draw:display-name="Transparency 1" draw:style="ellipsoid" draw:cx="50%" draw:cy="50%" draw:start="100%" draw:end="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meta:initial-creator>
    <meta:creation-date>2019-12-25T13:44:53.749515115</meta:creation-date>
    <dc:date>2019-12-25T15:55:49.385420705</dc:date>
    <dc:creator>Andreas </dc:creator>
    <meta:editing-duration>PT1H50M32S</meta:editing-duration>
    <meta:editing-cycles>6</meta:editing-cycles>
    <meta:generator>LibreOffice/6.0.7.3$Linux_X86_64 LibreOffice_project/00m0$Build-3</meta:generator>
    <meta:document-statistic meta:object-count="25"/>
  </office:meta>
</office:document-meta>
</file>